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9ef" officeooo:paragraph-rsid="001c59ef"/>
    </style:style>
    <style:style style:name="P2" style:family="paragraph" style:parent-style-name="Standard">
      <style:text-properties officeooo:rsid="001cddd1" officeooo:paragraph-rsid="001cddd1"/>
    </style:style>
    <style:style style:name="P3" style:family="paragraph" style:parent-style-name="Standard">
      <style:text-properties fo:color="#c9211e" loext:opacity="100%" officeooo:rsid="001c59ef" officeooo:paragraph-rsid="001c59ef"/>
    </style:style>
    <style:style style:name="P4" style:family="paragraph" style:parent-style-name="Standard">
      <style:text-properties fo:color="#c9211e" loext:opacity="100%" officeooo:rsid="001cddd1" officeooo:paragraph-rsid="001cddd1"/>
    </style:style>
    <style:style style:name="P5" style:family="paragraph" style:parent-style-name="Standard">
      <style:text-properties officeooo:rsid="001eb8c7" officeooo:paragraph-rsid="001eb8c7"/>
    </style:style>
    <style:style style:name="T1" style:family="text">
      <style:text-properties officeooo:rsid="001eb8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RU1:</text:p>
      <text:p text:style-name="P1">1 den 100 e kadar olan sayıların toplamını veren programın akış şemasını çiziniz</text:p>
      <text:p text:style-name="P1"/>
      <text:p text:style-name="P1">döngü <text:s/><text:tab/>toplam</text:p>
      <text:p text:style-name="P1"><text:s text:c="5"/>1 <text:tab/><text:tab/> <text:s text:c="4"/>1</text:p>
      <text:p text:style-name="P1"><text:s text:c="5"/>2 <text:s text:c="6"/><text:tab/> <text:s text:c="4"/>3<text:tab/></text:p>
      <text:p text:style-name="P1"><text:s text:c="5"/>3<text:tab/><text:tab/> <text:s text:c="4"/>6<text:tab/></text:p>
      <text:p text:style-name="P1"><text:s text:c="5"/>4<text:tab/><text:tab/> <text:s text:c="4"/>10</text:p>
      <text:p text:style-name="P1"><text:s text:c="5"/>5<text:tab/><text:tab/> <text:s text:c="4"/>15</text:p>
      <text:p text:style-name="P1"/>
      <text:p text:style-name="P1"/>
      <text:p text:style-name="P4">SORU2:</text:p>
      <text:p text:style-name="P2">1 ile 100 arasındaki 8e atam bölünen sayıları yazdıran programın akış şemasını çiziniz<text:span text:style-name="T1">(mod almak bize kalanı verir)</text:span></text:p>
      <text:p text:style-name="P2"/>
      <text:p text:style-name="P5">A mod 2 == 0 (a sayısının 2 ile bölümünden kalan 0 mı değil mi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3:57:47.199000000</meta:creation-date>
    <meta:generator>LibreOffice/7.2.1.2$Windows_X86_64 LibreOffice_project/87b77fad49947c1441b67c559c339af8f3517e22</meta:generator>
    <dc:date>2021-10-09T15:02:39.297000000</dc:date>
    <meta:editing-duration>PT8M14S</meta:editing-duration>
    <meta:editing-cycles>3</meta:editing-cycles>
    <meta:document-statistic meta:table-count="0" meta:image-count="0" meta:object-count="0" meta:page-count="1" meta:paragraph-count="11" meta:word-count="59" meta:character-count="365" meta:non-whitespace-character-count="251"/>
  </office:meta>
</office:document-meta>
</file>